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font461" svg:font-family="font461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4.283cm"/>
    </style:style>
    <style:style style:name="co6" style:family="table-column">
      <style:table-column-properties fo:break-before="auto" style:column-width="5.209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1.859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justify"/>
      <style:text-properties fo:color="#00000a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justify"/>
      <style:text-properties fo:color="#00000a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justify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justify"/>
      <style:text-properties fo:color="#00000a" style:text-outline="false" style:text-line-through-style="none" style:text-line-through-type="none" style:font-name="Calibri" fo:font-size="11pt" fo:font-style="normal" fo:text-shadow="none" style:text-underline-style="none" fo:font-weight="bold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00000a" fo:background-color="#ffffff" style:text-align-source="fix" style:repeat-content="false" fo:border-left="0.74pt solid #000000" fo:border-right="0.74pt solid #000000" fo:border-top="0.74pt solid #000000"/>
      <style:paragraph-properties fo:text-align="justify"/>
      <style:text-properties fo:color="#00000a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justify"/>
      <style:text-properties fo:color="#00000a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ffffff" style:text-align-source="fix" style:repeat-content="false" fo:border="0.74pt solid #c0c0c0"/>
      <style:paragraph-properties fo:text-align="justify"/>
      <style:text-properties fo:color="#00000a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c0c0c0"/>
    </style:style>
    <style:style style:name="ce25" style:family="table-cell" style:parent-style-name="Default" style:data-style-name="N81"/>
    <style:style style:name="T1" style:family="text">
      <style:text-properties fo:color="#00000a" style:font-name="Calibri" fo:font-size="11pt" fo:font-weight="bold" style:letter-kerning="false" fo:language="en" fo:country="GB" style:language-asian="ar" style:country-asian="SA" style:font-name-asian="font461" style:font-size-asian="11pt" style:font-weight-asian="bold" style:font-weight-complex="bold"/>
    </style:style>
    <style:style style:name="T2" style:family="text">
      <style:text-properties fo:color="#00000a" style:font-name="Calibri" fo:font-size="11pt" fo:font-weight="bold" style:letter-kerning="false" fo:language="en" fo:country="GB" style:language-asian="ar" style:country-asian="SA" style:font-name-asian="font461" style:font-size-asian="11pt" style:font-weight-asian="bold" style:font-weight-complex="bold" style:text-position="-28% 58%"/>
    </style:style>
    <style:style style:name="T3" style:family="text">
      <style:text-properties fo:color="#00000a" style:font-name="Calibri" fo:font-size="11pt" fo:font-weight="bold" style:letter-kerning="false" style:language-asian="ar" style:country-asian="SA" style:font-name-asian="font461" style:font-size-asian="11pt" style:font-weight-asian="bold" style:font-weight-complex="bold" style:text-position="-28% 58%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emporal sampl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<text:span text:style-name="T1">H</text:span><text:span text:style-name="T2">e</text:span></text:p>
          </table:table-cell>
          <table:table-cell table:style-name="ce1" office:value-type="string" calcext:value-type="string">
            <text:p><text:span text:style-name="T1">H</text:span><text:span text:style-name="T2">o</text:span></text:p>
          </table:table-cell>
          <table:table-cell table:style-name="ce6" office:value-type="string" calcext:value-type="string">
            <text:p><text:span text:style-name="T1">F</text:span><text:span text:style-name="T2">I</text:span><text:span text:style-name="T3">S</text:span></text:p>
          </table:table-cell>
          <table:table-cell table:style-name="ce15" office:value-type="string" calcext:value-type="string">
            <text:p>Mean IBS distance</text:p>
          </table:table-cell>
          <table:table-cell office:value-type="string" calcext:value-type="string">
            <text:p>FROH</text:p>
          </table:table-cell>
          <table:table-cell table:style-name="ce6" office:value-type="string" calcext:value-type="string">
            <text:p><text:span text:style-name="T1">F</text:span><text:span text:style-name="T3">H</text:span></text:p>
          </table:table-cell>
          <table:table-cell table:style-name="ce6" office:value-type="string" calcext:value-type="string">
            <text:p>FH SD</text:p>
          </table:table-cell>
          <table:table-cell table:number-columns-repeated="7"/>
          <table:table-cell office:value-type="string" calcext:value-type="string">
            <text:p>FROH-FH</text:p>
          </table:table-cell>
        </table:table-row>
        <table:table-row table:style-name="ro1">
          <table:table-cell table:style-name="ce2" office:value-type="string" calcext:value-type="string">
            <text:p>Greenland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0.1537</text:p>
            <text:p>(3.6x10-2)</text:p>
          </table:table-cell>
          <table:table-cell table:style-name="ce5" office:value-type="string" calcext:value-type="string">
            <text:p>0.1649 </text:p>
            <text:p>(4.9x10-2)</text:p>
          </table:table-cell>
          <table:table-cell table:style-name="ce4" office:value-type="string" calcext:value-type="string">
            <text:p>0.0729</text:p>
          </table:table-cell>
          <table:table-cell table:style-name="ce16" office:value-type="string" calcext:value-type="string">
            <text:p>0.8758</text:p>
          </table:table-cell>
          <table:table-cell table:style-name="ce25" office:value-type="float" office:value="0.0003486427" calcext:value-type="float">
            <text:p>3,49E-04</text:p>
          </table:table-cell>
          <table:table-cell table:style-name="ce4" office:value-type="float" office:value="0.362" calcext:value-type="float">
            <text:p>0,362</text:p>
          </table:table-cell>
          <table:table-cell table:style-name="ce4" office:value-type="float" office:value="0.0274" calcext:value-type="float">
            <text:p>0,0274</text:p>
          </table:table-cell>
          <table:table-cell table:style-name="ce2" office:value-type="string" calcext:value-type="string">
            <text:p>Greenland</text:p>
          </table:table-cell>
          <table:table-cell table:style-name="ce2" office:value-type="string" calcext:value-type="string">
            <text:p>C</text:p>
          </table:table-cell>
          <table:table-cell table:style-name="ce4" office:value-type="float" office:value="0.1537" calcext:value-type="float">
            <text:p>0,1537</text:p>
          </table:table-cell>
          <table:table-cell table:style-name="ce5" office:value-type="float" office:value="0.1649" calcext:value-type="float">
            <text:p>0,1649</text:p>
          </table:table-cell>
          <table:table-cell/>
          <table:table-cell table:formula="of:=([.M2]-[.N2])/[.M2]" office:value-type="float" office:value="-0.0728692257644762" calcext:value-type="float">
            <text:p>-0,0728692257644762</text:p>
          </table:table-cell>
          <table:table-cell/>
          <table:table-cell table:formula="of:=[.H2]-[.I2]" office:value-type="float" office:value="-0.3616513573" calcext:value-type="float">
            <text:p>-0,3616513573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H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0.1407</text:p>
            <text:p>(3.6x10-2)</text:p>
          </table:table-cell>
          <table:table-cell table:style-name="ce5" office:value-type="string" calcext:value-type="string">
            <text:p>0.1609</text:p>
            <text:p>(6.02x10-2)</text:p>
          </table:table-cell>
          <table:table-cell table:style-name="ce4" office:value-type="string" calcext:value-type="string">
            <text:p>0.1436</text:p>
          </table:table-cell>
          <table:table-cell table:style-name="ce16" office:value-type="string" calcext:value-type="string">
            <text:p>0.8837</text:p>
          </table:table-cell>
          <table:table-cell table:style-name="ce25" office:value-type="float" office:value="0.0004593626" calcext:value-type="float">
            <text:p>4,59E-04</text:p>
          </table:table-cell>
          <table:table-cell table:style-name="ce4" office:value-type="float" office:value="0.386" calcext:value-type="float">
            <text:p>0,386</text:p>
          </table:table-cell>
          <table:table-cell table:style-name="ce4" office:value-type="float" office:value="0.0159" calcext:value-type="float">
            <text:p>0,0159</text:p>
          </table:table-cell>
          <table:table-cell table:style-name="ce2"/>
          <table:table-cell table:style-name="ce2" office:value-type="string" calcext:value-type="string">
            <text:p>H</text:p>
          </table:table-cell>
          <table:table-cell table:style-name="ce4" office:value-type="float" office:value="0.1407" calcext:value-type="float">
            <text:p>0,1407</text:p>
          </table:table-cell>
          <table:table-cell table:style-name="ce5" office:value-type="float" office:value="0.1609" calcext:value-type="float">
            <text:p>0,1609</text:p>
          </table:table-cell>
          <table:table-cell/>
          <table:table-cell table:formula="of:=([.M3]-[.N3])/[.M3]" office:value-type="float" office:value="-0.143567874911158" calcext:value-type="float">
            <text:p>-0,143567874911158</text:p>
          </table:table-cell>
          <table:table-cell/>
          <table:table-cell table:formula="of:=[.H3]-[.I3]" office:value-type="float" office:value="-0.3855406374" calcext:value-type="float">
            <text:p>-0,3855406374</text:p>
          </table:table-cell>
        </table:table-row>
        <table:table-row table:style-name="ro1"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0.1351</text:p>
            <text:p>(3.4x10-2)</text:p>
          </table:table-cell>
          <table:table-cell table:style-name="ce5" office:value-type="string" calcext:value-type="string">
            <text:p>0.1407</text:p>
            <text:p>(4.1x10-2)</text:p>
          </table:table-cell>
          <table:table-cell table:style-name="ce4" office:value-type="string" calcext:value-type="string">
            <text:p>0.0415</text:p>
          </table:table-cell>
          <table:table-cell table:style-name="ce16" office:value-type="string" calcext:value-type="string">
            <text:p>0.8920</text:p>
          </table:table-cell>
          <table:table-cell table:style-name="ce25" office:value-type="float" office:value="0.0004346422" calcext:value-type="float">
            <text:p>4,35E-04</text:p>
          </table:table-cell>
          <table:table-cell table:style-name="ce4" office:value-type="float" office:value="0.456" calcext:value-type="float">
            <text:p>0,456</text:p>
          </table:table-cell>
          <table:table-cell table:style-name="ce4" office:value-type="float" office:value="0.0494" calcext:value-type="float">
            <text:p>0,0494</text:p>
          </table:table-cell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C</text:p>
          </table:table-cell>
          <table:table-cell table:style-name="ce4" office:value-type="float" office:value="0.1351" calcext:value-type="float">
            <text:p>0,1351</text:p>
          </table:table-cell>
          <table:table-cell table:style-name="ce5" office:value-type="float" office:value="0.1407" calcext:value-type="float">
            <text:p>0,1407</text:p>
          </table:table-cell>
          <table:table-cell/>
          <table:table-cell table:formula="of:=([.M4]-[.N4])/[.M4]" office:value-type="float" office:value="-0.0414507772020725" calcext:value-type="float">
            <text:p>-0,0414507772020725</text:p>
          </table:table-cell>
          <table:table-cell/>
          <table:table-cell table:formula="of:=[.H4]-[.I4]" office:value-type="float" office:value="-0.4555653578" calcext:value-type="float">
            <text:p>-0,4555653578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H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0.0789</text:p>
            <text:p>(3.2x10-2)</text:p>
          </table:table-cell>
          <table:table-cell table:style-name="ce5" office:value-type="string" calcext:value-type="string">
            <text:p>0.1482</text:p>
            <text:p>(1.2x10-1)</text:p>
          </table:table-cell>
          <table:table-cell table:style-name="ce4" office:value-type="string" calcext:value-type="string">
            <text:p>0.8783</text:p>
          </table:table-cell>
          <table:table-cell table:style-name="ce16" office:value-type="string" calcext:value-type="string">
            <text:p>0.9063</text:p>
          </table:table-cell>
          <table:table-cell/>
          <table:table-cell table:style-name="ce4" office:value-type="float" office:value="0.4096" calcext:value-type="float">
            <text:p>0,4096</text:p>
          </table:table-cell>
          <table:table-cell table:style-name="ce4" office:value-type="float" office:value="0.0638" calcext:value-type="float">
            <text:p>0,0638</text:p>
          </table:table-cell>
          <table:table-cell table:style-name="ce2"/>
          <table:table-cell table:style-name="ce2" office:value-type="string" calcext:value-type="string">
            <text:p>H </text:p>
          </table:table-cell>
          <table:table-cell table:style-name="ce4" office:value-type="float" office:value="0.0789" calcext:value-type="float">
            <text:p>0,0789</text:p>
          </table:table-cell>
          <table:table-cell table:style-name="ce5" office:value-type="float" office:value="0.1482" calcext:value-type="float">
            <text:p>0,1482</text:p>
          </table:table-cell>
          <table:table-cell/>
          <table:table-cell table:formula="of:=([.M5]-[.N5])/[.M5]" office:value-type="float" office:value="-0.878326996197719" calcext:value-type="float">
            <text:p>-0,878326996197719</text:p>
          </table:table-cell>
          <table:table-cell/>
          <table:table-cell table:formula="of:=[.H5]-[.I5]" office:value-type="float" office:value="-0.4096" calcext:value-type="float">
            <text:p>-0,4096</text:p>
          </table:table-cell>
        </table:table-row>
        <table:table-row table:style-name="ro1"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0.3014</text:p>
            <text:p>(2.4x10-2)</text:p>
          </table:table-cell>
          <table:table-cell table:style-name="ce5" office:value-type="string" calcext:value-type="string">
            <text:p>0.317</text:p>
            <text:p>(4.04x10-5)</text:p>
          </table:table-cell>
          <table:table-cell table:style-name="ce4" office:value-type="string" calcext:value-type="string">
            <text:p>0.0518</text:p>
          </table:table-cell>
          <table:table-cell table:style-name="ce16" office:value-type="string" calcext:value-type="string">
            <text:p>0.7441</text:p>
          </table:table-cell>
          <table:table-cell table:style-name="ce25" office:value-type="float" office:value="0.00008120915" calcext:value-type="float">
            <text:p>8,12E-05</text:p>
          </table:table-cell>
          <table:table-cell table:style-name="ce4" office:value-type="float" office:value="-0.2204" calcext:value-type="float">
            <text:p>-0,2204</text:p>
          </table:table-cell>
          <table:table-cell table:style-name="ce4" office:value-type="float" office:value="0.0418" calcext:value-type="float">
            <text:p>0,0418</text:p>
          </table:table-cell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C</text:p>
          </table:table-cell>
          <table:table-cell table:style-name="ce4" office:value-type="float" office:value="0.3014" calcext:value-type="float">
            <text:p>0,3014</text:p>
          </table:table-cell>
          <table:table-cell table:style-name="ce5" office:value-type="float" office:value="0.317" calcext:value-type="float">
            <text:p>0,317</text:p>
          </table:table-cell>
          <table:table-cell/>
          <table:table-cell table:formula="of:=([.M6]-[.N6])/[.M6]" office:value-type="float" office:value="-0.0517584605175846" calcext:value-type="float">
            <text:p>-0,0517584605175846</text:p>
          </table:table-cell>
          <table:table-cell/>
          <table:table-cell table:formula="of:=[.H6]-[.I6]" office:value-type="float" office:value="0.22048120915" calcext:value-type="float">
            <text:p>0,22048120915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H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0.2855</text:p>
            <text:p>(2.9x10-2)</text:p>
          </table:table-cell>
          <table:table-cell table:style-name="ce5" office:value-type="string" calcext:value-type="string">
            <text:p>0.3072</text:p>
            <text:p>(5.5x10-2)</text:p>
          </table:table-cell>
          <table:table-cell table:style-name="ce4" office:value-type="string" calcext:value-type="string">
            <text:p>0.0760</text:p>
          </table:table-cell>
          <table:table-cell table:style-name="ce16" office:value-type="string" calcext:value-type="string">
            <text:p>0.7607</text:p>
          </table:table-cell>
          <table:table-cell table:style-name="ce25" office:value-type="float" office:value="0.00006548783" calcext:value-type="float">
            <text:p>6,55E-05</text:p>
          </table:table-cell>
          <table:table-cell table:style-name="ce4" office:value-type="float" office:value="-0.206" calcext:value-type="float">
            <text:p>-0,206</text:p>
          </table:table-cell>
          <table:table-cell table:style-name="ce4" office:value-type="float" office:value="0.04701" calcext:value-type="float">
            <text:p>0,04701</text:p>
          </table:table-cell>
          <table:table-cell table:style-name="ce2"/>
          <table:table-cell table:style-name="ce2" office:value-type="string" calcext:value-type="string">
            <text:p>H</text:p>
          </table:table-cell>
          <table:table-cell table:style-name="ce4" office:value-type="float" office:value="0.2855" calcext:value-type="float">
            <text:p>0,2855</text:p>
          </table:table-cell>
          <table:table-cell table:style-name="ce5" office:value-type="float" office:value="0.3072" calcext:value-type="float">
            <text:p>0,3072</text:p>
          </table:table-cell>
          <table:table-cell/>
          <table:table-cell table:formula="of:=([.M7]-[.N7])/[.M7]" office:value-type="float" office:value="-0.0760070052539405" calcext:value-type="float">
            <text:p>-0,0760070052539405</text:p>
          </table:table-cell>
          <table:table-cell/>
          <table:table-cell table:formula="of:=[.H7]-[.I7]" office:value-type="float" office:value="0.20606548783" calcext:value-type="float">
            <text:p>0,20606548783</text:p>
          </table:table-cell>
        </table:table-row>
        <table:table-row table:style-name="ro1">
          <table:table-cell table:style-name="ce2" office:value-type="string" calcext:value-type="string">
            <text:p>Denmar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0.2718</text:p>
            <text:p>(2.9x10-2)</text:p>
          </table:table-cell>
          <table:table-cell table:style-name="ce5" office:value-type="string" calcext:value-type="string">
            <text:p>0.281</text:p>
            <text:p>(4.4x10-2)</text:p>
          </table:table-cell>
          <table:table-cell table:style-name="ce4" office:value-type="string" calcext:value-type="string">
            <text:p>0.0339</text:p>
          </table:table-cell>
          <table:table-cell table:style-name="ce16" office:value-type="string" calcext:value-type="string">
            <text:p>0.7677</text:p>
          </table:table-cell>
          <table:table-cell table:style-name="ce25" office:value-type="float" office:value="0.0001445803" calcext:value-type="float">
            <text:p>1,45E-04</text:p>
          </table:table-cell>
          <table:table-cell table:style-name="ce4" office:value-type="float" office:value="-0.0889" calcext:value-type="float">
            <text:p>-0,0889</text:p>
          </table:table-cell>
          <table:table-cell table:style-name="ce4" office:value-type="float" office:value="0.0887" calcext:value-type="float">
            <text:p>0,0887</text:p>
          </table:table-cell>
          <table:table-cell table:style-name="ce2" office:value-type="string" calcext:value-type="string">
            <text:p>Denmark</text:p>
          </table:table-cell>
          <table:table-cell table:style-name="ce2" office:value-type="string" calcext:value-type="string">
            <text:p>C</text:p>
          </table:table-cell>
          <table:table-cell table:style-name="ce4" office:value-type="float" office:value="0.2718" calcext:value-type="float">
            <text:p>0,2718</text:p>
          </table:table-cell>
          <table:table-cell table:style-name="ce5" office:value-type="float" office:value="0.281" calcext:value-type="float">
            <text:p>0,281</text:p>
          </table:table-cell>
          <table:table-cell/>
          <table:table-cell table:formula="of:=([.M8]-[.N8])/[.M8]" office:value-type="float" office:value="-0.0338484179543784" calcext:value-type="float">
            <text:p>-0,0338484179543784</text:p>
          </table:table-cell>
          <table:table-cell/>
          <table:table-cell table:formula="of:=[.H8]-[.I8]" office:value-type="float" office:value="0.0890445803" calcext:value-type="float">
            <text:p>0,0890445803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H 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0.2406</text:p>
            <text:p>(4.2x10-2)</text:p>
          </table:table-cell>
          <table:table-cell table:style-name="ce5" office:value-type="string" calcext:value-type="string">
            <text:p>0.3091</text:p>
            <text:p>(1.1x10-1)</text:p>
          </table:table-cell>
          <table:table-cell table:style-name="ce4" office:value-type="string" calcext:value-type="string">
            <text:p>0.2847</text:p>
          </table:table-cell>
          <table:table-cell table:style-name="ce16" office:value-type="string" calcext:value-type="string">
            <text:p>0.7616</text:p>
          </table:table-cell>
          <table:table-cell table:style-name="ce25" office:value-type="float" office:value="0.00009039339" calcext:value-type="float">
            <text:p>9,04E-05</text:p>
          </table:table-cell>
          <table:table-cell table:style-name="ce4" office:value-type="float" office:value="-0.227" calcext:value-type="float">
            <text:p>-0,227</text:p>
          </table:table-cell>
          <table:table-cell table:style-name="ce4" office:value-type="float" office:value="0.1422" calcext:value-type="float">
            <text:p>0,1422</text:p>
          </table:table-cell>
          <table:table-cell table:style-name="ce2"/>
          <table:table-cell table:style-name="ce2" office:value-type="string" calcext:value-type="string">
            <text:p>H </text:p>
          </table:table-cell>
          <table:table-cell table:style-name="ce4" office:value-type="float" office:value="0.2406" calcext:value-type="float">
            <text:p>0,2406</text:p>
          </table:table-cell>
          <table:table-cell table:style-name="ce5" office:value-type="float" office:value="0.3091" calcext:value-type="float">
            <text:p>0,3091</text:p>
          </table:table-cell>
          <table:table-cell/>
          <table:table-cell table:formula="of:=([.M9]-[.N9])/[.M9]" office:value-type="float" office:value="-0.284704904405652" calcext:value-type="float">
            <text:p>-0,284704904405652</text:p>
          </table:table-cell>
          <table:table-cell/>
          <table:table-cell table:formula="of:=[.H9]-[.I9]" office:value-type="float" office:value="0.22709039339" calcext:value-type="float">
            <text:p>0,22709039339</text:p>
          </table:table-cell>
        </table:table-row>
        <table:table-row table:style-name="ro1"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0.2539</text:p>
            <text:p>(3.8x10-2)</text:p>
          </table:table-cell>
          <table:table-cell table:style-name="ce5" office:value-type="string" calcext:value-type="string">
            <text:p>0.3052</text:p>
            <text:p>(8.8x10-2)</text:p>
          </table:table-cell>
          <table:table-cell table:style-name="ce4" office:value-type="string" calcext:value-type="string">
            <text:p>0.2021</text:p>
          </table:table-cell>
          <table:table-cell table:style-name="ce16" office:value-type="string" calcext:value-type="string">
            <text:p>0.7505</text:p>
          </table:table-cell>
          <table:table-cell table:style-name="ce25" office:value-type="float" office:value="0.00007002252" calcext:value-type="float">
            <text:p>7,00E-05</text:p>
          </table:table-cell>
          <table:table-cell table:style-name="ce4" office:value-type="float" office:value="-0.186" calcext:value-type="float">
            <text:p>-0,186</text:p>
          </table:table-cell>
          <table:table-cell table:style-name="ce4" office:value-type="float" office:value="0.033005" calcext:value-type="float">
            <text:p>0,033005</text:p>
          </table:table-cell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C</text:p>
          </table:table-cell>
          <table:table-cell table:style-name="ce4" office:value-type="float" office:value="0.2539" calcext:value-type="float">
            <text:p>0,2539</text:p>
          </table:table-cell>
          <table:table-cell table:style-name="ce5" office:value-type="float" office:value="0.3052" calcext:value-type="float">
            <text:p>0,3052</text:p>
          </table:table-cell>
          <table:table-cell/>
          <table:table-cell table:formula="of:=([.M10]-[.N10])/[.M10]" office:value-type="float" office:value="-0.202048050413549" calcext:value-type="float">
            <text:p>-0,202048050413549</text:p>
          </table:table-cell>
          <table:table-cell/>
          <table:table-cell table:formula="of:=[.H10]-[.I10]" office:value-type="float" office:value="0.18607002252" calcext:value-type="float">
            <text:p>0,18607002252</text:p>
          </table:table-cell>
        </table:table-row>
        <table:table-row table:style-name="ro1"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H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1458</text:p>
            <text:p>(5.2x10-2)</text:p>
          </table:table-cell>
          <table:table-cell table:style-name="ce5" office:value-type="string" calcext:value-type="string">
            <text:p>0.2916</text:p>
            <text:p>(2.1x10-1)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 table:style-name="ce25" office:value-type="float" office:value="0.00006922376" calcext:value-type="float">
            <text:p>6,92E-05</text:p>
          </table:table-cell>
          <table:table-cell table:style-name="ce4" office:value-type="float" office:value="-0.139" calcext:value-type="float">
            <text:p>-0,139</text:p>
          </table:table-cell>
          <table:table-cell table:style-name="ce4" office:value-type="string" calcext:value-type="string">
            <text:p>NA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H</text:p>
          </table:table-cell>
          <table:table-cell table:style-name="ce4" office:value-type="float" office:value="0.1458" calcext:value-type="float">
            <text:p>0,1458</text:p>
          </table:table-cell>
          <table:table-cell table:style-name="ce5" office:value-type="float" office:value="0.2916" calcext:value-type="float">
            <text:p>0,2916</text:p>
          </table:table-cell>
          <table:table-cell/>
          <table:table-cell table:formula="of:=([.M11]-[.N11])/[.M11]" office:value-type="float" office:value="-1" calcext:value-type="float">
            <text:p>-1</text:p>
          </table:table-cell>
          <table:table-cell/>
          <table:table-cell table:formula="of:=[.H11]-[.I11]" office:value-type="float" office:value="0.13906922376" calcext:value-type="float">
            <text:p>0,13906922376</text:p>
          </table:table-cell>
        </table:table-row>
        <table:table-row table:style-name="ro1">
          <table:table-cell table:style-name="ce2" office:value-type="string" calcext:value-type="string">
            <text:p>Overall</text:p>
          </table:table-cell>
          <table:table-cell table:style-name="ce2"/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0.2501</text:p>
            <text:p>(2.1x10-2)</text:p>
          </table:table-cell>
          <table:table-cell table:style-name="ce2" office:value-type="string" calcext:value-type="string">
            <text:p>0.2112</text:p>
            <text:p>(1.9x10-2)</text:p>
          </table:table-cell>
          <table:table-cell table:style-name="ce2" office:value-type="string" calcext:value-type="string">
            <text:p>-0.1555</text:p>
          </table:table-cell>
          <table:table-cell table:style-name="ce17" office:value-type="string" calcext:value-type="string">
            <text:p>0.7703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Overall</text:p>
          </table:table-cell>
          <table:table-cell table:style-name="ce2"/>
          <table:table-cell table:style-name="ce2" office:value-type="float" office:value="0.2501" calcext:value-type="float">
            <text:p>0,2501</text:p>
          </table:table-cell>
          <table:table-cell table:style-name="ce2" office:value-type="float" office:value="0.2112" calcext:value-type="float">
            <text:p>0,2112</text:p>
          </table:table-cell>
          <table:table-cell/>
          <table:table-cell table:formula="of:=([.M12]-[.N12])/[.M12]" office:value-type="float" office:value="0.155537784886046" calcext:value-type="float">
            <text:p>0,15553778488604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18"/>
          <table:table-cell table:number-columns-repeated="11"/>
        </table:table-row>
        <table:table-row table:style-name="ro3" table:number-rows-repeated="2">
          <table:table-cell table:number-columns-repeated="6"/>
          <table:table-cell table:style-name="ce14"/>
          <table:table-cell table:number-columns-repeated="11"/>
        </table:table-row>
        <table:table-row table:style-name="ro3">
          <table:table-cell table:number-columns-repeated="4"/>
          <table:table-cell office:value-type="string" calcext:value-type="string">
            <text:p>Recombination_rate</text:p>
          </table:table-cell>
          <table:table-cell office:value-type="string" calcext:value-type="string">
            <text:p>Theta</text:p>
          </table:table-cell>
          <table:table-cell table:style-name="ce14"/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IC1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IC2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IC3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IC4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IC5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IC6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IC7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IC8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11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IC9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3"/>
          <table:table-cell table:number-columns-repeated="11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IC10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GC1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GC2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GC3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GC4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GC5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/>
          <table:table-cell table:style-name="ce3"/>
          <table:table-cell/>
          <table:table-cell office:value-type="string" calcext:value-type="string">
            <text:p>GC6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GC7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GC8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GC9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GC10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NC1</text:p>
          </table:table-cell>
          <table:table-cell office:value-type="float" office:value="0.00679" calcext:value-type="float">
            <text:p>0,00679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NC2</text:p>
          </table:table-cell>
          <table:table-cell office:value-type="float" office:value="0.00682" calcext:value-type="float">
            <text:p>0,00682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NC3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NC4</text:p>
          </table:table-cell>
          <table:table-cell office:value-type="float" office:value="0.00709" calcext:value-type="float">
            <text:p>0,00709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NC5</text:p>
          </table:table-cell>
          <table:table-cell office:value-type="float" office:value="0.00704" calcext:value-type="float">
            <text:p>0,00704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NC6</text:p>
          </table:table-cell>
          <table:table-cell office:value-type="float" office:value="0.00707" calcext:value-type="float">
            <text:p>0,00707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NC7</text:p>
          </table:table-cell>
          <table:table-cell office:value-type="float" office:value="0.00703" calcext:value-type="float">
            <text:p>0,00703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NC8</text:p>
          </table:table-cell>
          <table:table-cell office:value-type="float" office:value="0.00738" calcext:value-type="float">
            <text:p>0,00738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NC9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NC10</text:p>
          </table:table-cell>
          <table:table-cell office:value-type="float" office:value="0.00672" calcext:value-type="float">
            <text:p>0,00672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DC1</text:p>
          </table:table-cell>
          <table:table-cell office:value-type="float" office:value="0.00614" calcext:value-type="float">
            <text:p>0,00614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DC2</text:p>
          </table:table-cell>
          <table:table-cell office:value-type="float" office:value="0.00646" calcext:value-type="float">
            <text:p>0,00646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DC3</text:p>
          </table:table-cell>
          <table:table-cell office:value-type="float" office:value="0.00608" calcext:value-type="float">
            <text:p>0,00608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DC4</text:p>
          </table:table-cell>
          <table:table-cell office:value-type="float" office:value="0.00648" calcext:value-type="float">
            <text:p>0,00648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DC5</text:p>
          </table:table-cell>
          <table:table-cell office:value-type="float" office:value="0.00635" calcext:value-type="float">
            <text:p>0,00635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DC6</text:p>
          </table:table-cell>
          <table:table-cell office:value-type="float" office:value="0.00621" calcext:value-type="float">
            <text:p>0,00621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DC7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DC8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DC9</text:p>
          </table:table-cell>
          <table:table-cell office:value-type="float" office:value="0.00615" calcext:value-type="float">
            <text:p>0,00615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DC10</text:p>
          </table:table-cell>
          <table:table-cell office:value-type="float" office:value="0.00646" calcext:value-type="float">
            <text:p>0,00646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EC1</text:p>
          </table:table-cell>
          <table:table-cell office:value-type="float" office:value="0.00592" calcext:value-type="float">
            <text:p>0,00592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EC2</text:p>
          </table:table-cell>
          <table:table-cell office:value-type="float" office:value="0.00573" calcext:value-type="float">
            <text:p>0,00573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EC3</text:p>
          </table:table-cell>
          <table:table-cell office:value-type="float" office:value="0.00569" calcext:value-type="float">
            <text:p>0,00569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EC4</text:p>
          </table:table-cell>
          <table:table-cell office:value-type="float" office:value="0.00575" calcext:value-type="float">
            <text:p>0,00575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EC5</text:p>
          </table:table-cell>
          <table:table-cell office:value-type="float" office:value="0.00574" calcext:value-type="float">
            <text:p>0,00574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EC6</text:p>
          </table:table-cell>
          <table:table-cell office:value-type="float" office:value="0.00567" calcext:value-type="float">
            <text:p>0,00567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EC7</text:p>
          </table:table-cell>
          <table:table-cell office:value-type="float" office:value="0.00566" calcext:value-type="float">
            <text:p>0,00566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EC8</text:p>
          </table:table-cell>
          <table:table-cell office:value-type="float" office:value="0.00569" calcext:value-type="float">
            <text:p>0,00569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EC9</text:p>
          </table:table-cell>
          <table:table-cell office:value-type="float" office:value="0.00578" calcext:value-type="float">
            <text:p>0,00578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EC10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0001" calcext:value-type="float">
            <text:p>0,000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font461" svg:font-family="font461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number:min-decimal-places="4" number:min-integer-digits="1" number:grouping="true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11:25:18.921361193</meta:creation-date>
    <dc:date>2022-10-26T09:19:22.092526797</dc:date>
    <meta:editing-duration>P7DT1H2M31S</meta:editing-duration>
    <meta:editing-cycles>6</meta:editing-cycles>
    <meta:generator>LibreOffice/7.3.6.2$Linux_X86_64 LibreOffice_project/30$Build-2</meta:generator>
    <meta:document-statistic meta:table-count="1" meta:cell-count="324" meta:object-count="0"/>
  </office:meta>
</office:document-meta>
</file>